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8.962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9.629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11.423cm"/>
    </style:style>
    <style:style style:name="co11" style:family="table-column">
      <style:table-column-properties fo:break-before="auto" style:column-width="10.061cm"/>
    </style:style>
    <style:style style:name="co12" style:family="table-column">
      <style:table-column-properties fo:break-before="auto" style:column-width="11.53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double #000000" style:border-line-width="0.002cm 0.035cm 0.002cm"/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fo:color="#0000ff" style:text-position="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print 1" table:style-name="ta1">
        <table:table-column table:style-name="co1" table:default-cell-style-name="ce3"/>
        <table:table-column table:style-name="co5" table:default-cell-style-name="ce4"/>
        <table:table-column table:style-name="co1" table:default-cell-style-name="ce6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2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7" office:value-type="string">
            <text:p>Tâches</text:p>
          </table:table-cell>
          <table:table-cell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.1.1 </text:p>
          </table:table-cell>
          <table:table-cell table:style-name="ce8" office:value-type="string">
            <text:p>#35 Creation CdC 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1.1.2 </text:p>
          </table:table-cell>
          <table:table-cell table:style-name="ce8" office:value-type="string">
            <text:p>#3 Validation CdC tuteur 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1.1.3 </text:p>
          </table:table-cell>
          <table:table-cell office:value-type="string">
            <text:p>#2 Cadrage 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office:value-type="string">
            <text:p>1.1.4 </text:p>
          </table:table-cell>
          <table:table-cell office:value-type="string">
            <text:p>#28 Ajout des premières tâches dans github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1.5 </text:p>
          </table:table-cell>
          <table:table-cell office:value-type="string">
            <text:p>#1 Renseigner outils de suivi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1.2.1 </text:p>
          </table:table-cell>
          <table:table-cell office:value-type="string">
            <text:p>#30 Identification interface guitare 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2 </text:p>
          </table:table-cell>
          <table:table-cell office:value-type="string">
            <text:p>#29 Identifier les diverses modules sans fil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3 </text:p>
          </table:table-cell>
          <table:table-cell office:value-type="string">
            <text:p>#5 Recherche modules adaptables 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1.2.4 </text:p>
          </table:table-cell>
          <table:table-cell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1.3.3 </text:p>
          </table:table-cell>
          <table:table-cell office:value-type="string">
            <text:p>#11 Définition des besoins matériels 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2.1.1 </text:p>
          </table:table-cell>
          <table:table-cell office:value-type="string">
            <text:p>#36 Relevé 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2.1.2 </text:p>
          </table:table-cell>
          <table:table-cell office:value-type="string">
            <text:p>#37 Analyse/Etude Signal </text:p>
          </table:table-cell>
          <table:table-cell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</table:table-row>
        <table:table-row table:style-name="ro2" table:number-rows-repeated="9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style-name="ce3" office:value-type="string">
            <text:p>1.2.5 </text:p>
          </table:table-cell>
          <table:table-cell table:style-name="ce8" office:value-type="string">
            <text:p>#31 Etuge de la gestion énergétique </text:p>
          </table:table-cell>
          <table:table-cell table:style-name="ce6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table:style-name="ce6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table:style-name="ce6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table:style-name="ce6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table:style-name="ce6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</table:table-row>
        <table:table-row table:style-name="ro2">
          <table:table-cell table:number-columns-repeated="2"/>
          <table:table-cell table:formula="of:=SUM([.C2:.C15])" office:value-type="float" office:value="35">
            <text:p>35</text:p>
          </table:table-cell>
          <table:table-cell table:number-columns-repeated="14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print 3" table:style-name="ta1"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1">
          <table:table-cell table:style-name="ce3" office:value-type="string">
            <text:p>4.2.2 </text:p>
          </table:table-cell>
          <table:table-cell office:value-type="string">
            <text:p>#56 @ip/DHCP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</table:table-row>
        <table:table-row table:style-name="ro5">
          <table:table-cell/>
          <table:table-cell office:value-type="string">
            <text:p>#78 apprentissage nouveau module wifi</text:p>
          </table:table-cell>
          <table:table-cell table:style-name="ce6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</table:table-row>
        <table:table-row table:style-name="ro2">
          <table:table-cell table:number-columns-repeated="2"/>
          <table:table-cell table:style-name="ce6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</table:table-row>
        <table:table-row table:style-name="ro2" table:number-rows-repeated="104856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4" table:style-name="ta1"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12"/>
          <table:table-cell table:style-name="ce13" office:value-type="string">
            <text:p>Tâches</text:p>
          </table:table-cell>
          <table:table-cell table:style-name="ce14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5" office:value-type="string">
            <text:p>Sprint result</text:p>
          </table:table-cell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6 Création class traitement signal(data 8bits vers 12bits)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7 Résoudre problèmatique de l'horloge Arduino/Android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2"/>
          <table:table-cell office:value-type="string">
            <text:p>#55 Definition Mode de connexion </text:p>
          </table:table-cell>
          <table:table-cell table:style-name="ce14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</table:table-row>
        <table:table-row table:style-name="ro2">
          <table:table-cell table:style-name="ce12"/>
          <table:table-cell office:value-type="string">
            <text:p>#63 Son vers Sortie Casqu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4 Achat antenne pour dpac</text:p>
          </table:table-cell>
          <table:table-cell table:style-name="ce14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66 Définition des besoins apli smart</text:p>
          </table:table-cell>
          <table:table-cell table:style-name="ce14" office:value-type="float" office:value="2">
            <text:p>2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2"/>
          <table:table-cell office:value-type="string">
            <text:p>#67 création mockup 3 boutons(quitter/écoute/diffusion/+zone log).</text:p>
          </table:table-cell>
          <table:table-cell table:style-name="ce14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8">
            <text:p>8</text:p>
          </table:table-cell>
        </table:table-row>
        <table:table-row table:style-name="ro2">
          <table:table-cell table:style-name="ce12"/>
          <table:table-cell office:value-type="string">
            <text:p>#65 Connexion module guitare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6">
          <table:table-cell table:style-name="ce12"/>
          <table:table-cell office:value-type="string">
            <text:p>#62 Validation reception en console </text:p>
          </table:table-cell>
          <table:table-cell table:style-name="ce14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2">
          <table:table-cell table:style-name="ce12"/>
          <table:table-cell office:value-type="string">
            <text:p>#80 affichage toast pour chaque bouton.</text:p>
          </table:table-cell>
          <table:table-cell table:style-name="ce14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</table:table-row>
        <table:table-row table:style-name="ro2">
          <table:table-cell table:style-name="ce12"/>
          <table:table-cell office:value-type="string">
            <text:p>#71 Diagramme séquence/activité </text:p>
          </table:table-cell>
          <table:table-cell table:style-name="ce14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 table:style-name="ce12"/>
          <table:table-cell office:value-type="string">
            <text:p>#72 Diagramme de classe </text:p>
          </table:table-cell>
          <table:table-cell table:style-name="ce14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6 Fonction échantillonnage 12bit vers 2x8bits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7 Envoi texte vers rs232 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79 Envoi vers rs 232 échantillonnage sur 8bits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1 création class écoute(socket si tcp)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12"/>
          <table:table-cell office:value-type="string">
            <text:p>#82 affichage texte en provenance arduino dans log.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14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14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</table:table-row>
        <table:table-row table:style-name="ro6">
          <table:table-cell/>
          <table:table-cell office:value-type="string">
            <text:p>#90 Affichage texte en provenance wifi sur fenêtre log appli Android</text:p>
          </table:table-cell>
          <table:table-cell table:style-name="ce14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2">
          <table:table-cell table:number-columns-repeated="2"/>
          <table:table-cell table:style-name="ce14"/>
          <table:table-cell table:number-columns-repeated="15"/>
        </table:table-row>
        <table:table-row table:style-name="ro2">
          <table:table-cell table:number-columns-repeated="2"/>
          <table:table-cell table:style-name="ce14" table:formula="of:=SUM([.C2:.C24])" office:value-type="float" office:value="124">
            <text:p>124</text:p>
          </table:table-cell>
          <table:table-cell table:number-columns-repeated="14"/>
          <table:table-cell table:style-name="ce16" table:formula="of:=SUM([.R2:.R22])" office:value-type="float" office:value="35">
            <text:p>35</text:p>
          </table:table-cell>
        </table:table-row>
        <table:table-row table:style-name="ro2" table:number-rows-repeated="1048550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print 5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column table:style-name="co7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string">
            <text:p>Sprint result</text:p>
          </table:table-cell>
        </table:table-row>
        <table:table-row table:style-name="ro4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5"/>
        </table:table-row>
        <table:table-row table:style-name="ro2" table:number-rows-repeated="15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41">
            <text:p>41</text:p>
          </table:table-cell>
          <table:table-cell table:number-columns-repeated="14"/>
          <table:table-cell table:style-name="ce11" table:formula="of:=SUM([.R2:.R28])" office:value-type="float" office:value="0">
            <text:p>0</text:p>
          </table:table-cell>
        </table:table-row>
        <table:table-row table:style-name="ro2" table:number-rows-repeated="104854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1-23T11:34:37</dc:date>
    <dc:creator>th3fr33man </dc:creator>
    <meta:editing-duration>PT1H26M3S</meta:editing-duration>
    <meta:editing-cycles>17</meta:editing-cycles>
    <meta:generator>LibreOffice/3.5$Linux_X86_64 LibreOffice_project/350m1$Build-2</meta:generator>
    <meta:document-statistic meta:table-count="7" meta:cell-count="717" meta:object-count="0"/>
  </office:meta>
</office:document-meta>
</file>